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apter Two: Character Creation</text:h>
      <text:p text:style-name="Quotations_20__28_short_29_">“That man lives best who’s fain<text:line-break/>to live half mad, half sane.”<text:line-break/>– Jan van Stijevoort</text:p>
      <text:h text:style-name="Heading_20_2" text:outline-level="2">[Thematics]</text:h>
      <text:p text:style-name="Text_20_body">Discordians are not heroes; they would rather be iconoclasts than icons. <text:s/>Like all Exalted, they do certain things amazingly well, but mostly they just do their own thing.</text:p>
      <text:p text:style-name="Text_20_body">They are not Solars. <text:s/>In battle they’re as likely to sneak off after they’ve started a conflict, as to lead a glorious charge. <text:s/>They do not stand with the gods, except to make funny faces behind their backs.</text:p>
      <text:p text:style-name="Text_20_body">They are not Lunars. <text:s/>They may shape societies, but they seek balance rather than victory or survival. <text:s/>They’re certainly no stewards, either, favoring the sociological equivalent of throwing a spanner or some clogs in the works, then legging it.</text:p>
      <text:p text:style-name="Text_20_body">They are not the Dragon-Blooded. <text:s/>They are Princes only of themselves, and usually quite Maculate. <text:s/>They don’t pass on their exaltation through breeding, as far as any one knows. Wouldn’t turn down a good orgy, though.</text:p>
      <text:p text:style-name="Text_20_body">They are not the Sidereals. <text:s/>True, they have some power over the Loom of Fate, but they are just as adept at bending any form of Reality to their whims, in a modest way. <text:s/>Also, they would only work in a large forward-planning organization if it were necessary to counter an overdose of disorganization somewhere: they’re only bureaucrats if it suits them.</text:p>
      <text:p text:style-name="Text_20_body">They are certainly not the Abyssals. <text:s/>Death and rebirth are part of the balance they hum along to, but the idea of total Oblivion is at once horrific and laughable to them.</text:p>
      <text:p text:style-name="Text_20_body">They are not the Alchemicals. <text:s/>Autochthon may have had a hand in their creation, perhaps unwittingly, but they certainly don’t follow the templates of his Chosen and Built. <text:s/>They are nonetheless found within his body, for the struggle between the Eight Nations on one hand, and the Gremlins playing out the Maker’s sickness on the other, is just the sort of trouble which attracts them. <text:s/>Plus, there’s all those cool toys.</text:p>
      <text:p text:style-name="Text_20_body">They are not the Infernals, either. <text:s/>It’s possible that they are born of some Primordial-level power but, if so, it’s not one grieving over and railing against some unjust binding. <text:s/>Their sense of Virtue is much closer to the mortal norm, too (as long as you include madmen).</text:p>
      <text:p text:style-name="Text_20_body">So, what are they, then? <text:s/>They are mischief-makers and mystics, tricksters and eccentrics, anarchists and clowns, who see their own truths with such unquestioned conviction that they gradually bend the world to fit them. <text:s/>Loki, Coyote, El-ahrairah, V, the Fool of the Tarot—these are some of their counterparts in our myths.</text:p>
      <text:p text:style-name="Text_20_body">They are women and men who have touched enlightenment, and found that it has stuck to them for some reason, but see their own humanity all the more clearly for it. <text:s/>They are possessed of the typical Virtues, but also extol such alternatives as Laziness, Impatience and Hubris. <text:s/>Champions of free will, they will gladly force it on others, whether they like it or n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Two: Character Creation</dc:title>
    <dc:date>2010-08-12T21:33:12</dc:date>
    <meta:editing-duration>PT00H00M17S</meta:editing-duration>
    <meta:editing-cycles>2</meta:editing-cycles>
    <meta:generator>OpenOffice.org/3.2$Unix OpenOffice.org_project/320m12$Build-9483</meta:generator>
    <meta:document-statistic meta:table-count="0" meta:image-count="0" meta:object-count="0" meta:page-count="1" meta:paragraph-count="16" meta:word-count="492" meta:character-count="2887"/>
    <meta:template xlink:type="simple" xlink:actuate="onRequest" xlink:title="" xlink:href="../Discordians.odm" meta:date="2010-08-12T21:18:01"/>
  </office:meta>
</office:document-meta>
</file>